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serMetaDataService.getAttribute( String user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etaDataServic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etaDataService.clear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etaDataService.setAttribute( String username , Serializable valu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etaDataService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